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 svg:font-family="Lato, sans-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4"/>
    <style:style style:name="P4" style:family="paragraph" style:parent-style-name="Standard" style:list-style-name="L5"/>
    <style:style style:name="T1" style:family="text">
      <style:text-properties fo:font-variant="normal" fo:text-transform="none" fo:color="#000000" style:font-name="Times New Roman" fo:letter-spacing="normal" fo:font-style="normal" fo:font-weight="normal"/>
    </style:style>
    <style:style style:name="T2" style:family="text">
      <style:text-properties fo:font-variant="normal" fo:text-transform="none" fo:color="#000000" style:font-name="Times New Roman" fo:letter-spacing="normal" fo:font-style="normal" fo:font-weight="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list xml:id="list2332028089532626367" text:style-name="L1">
        <text:list-item>
          <text:p text:style-name="P1">L'agilité est la caractéristique permettant un développement itératif et incrémental en favorisant la collaboration des équipes dans une recherche continue d’une solution répondant aux attentes du client.</text:p>
        </text:list-item>
      </text:list>
      <text:p text:style-name="Standard"/>
      <text:list xml:id="list8225228093965090777" text:style-name="L2">
        <text:list-item>
          <text:p text:style-name="P2">L'Extreme Programming est une méthode agile poussée à son paroxysme. Elle vise à améliorer la productivité et les conditions de travail, par la pratique de petites livraisons régulières et l'intégration continue, en impliquant un représentant du client tout au long du développement.</text:p>
          <text:p text:style-name="P2"/>
        </text:list-item>
        <text:list-item>
          <text:p text:style-name="P2">SCRUM permet d'avoir une visibilité continue sur le projet. La transparence et la communication sont au centre de cette démarche. Chacun ne travaille pas dans son coin. Le découpage en « sprints » permet de limiter la casse en cas de mauvaise direction. On perd moins de temps que dans de la gestion de projet plus classique. La structure sans chef de projet mais avec un « Scrum master » doit pouvoir permettre d'éviter la tension inhérente aux structures hiérarchiques verticales : l'équipe est autopilotée et ses membres ressentent moins la pression du N+1.</text:p>
        </text:list-item>
      </text:list>
      <text:p text:style-name="Standard"/>
      <text:p text:style-name="Standard"/>
      <text:list xml:id="list1050179536222129034" text:style-name="L4">
        <text:list-item>
          <text:p text:style-name="P3"><text:span text:style-name="T1">Scrum fonctionne selon des itérations de développement courtes, appelées « </text:span><text:span text:style-name="Strong_20_Emphasis"><text:span text:style-name="T2">sprints</text:span></text:span><text:span text:style-name="T1">». C'est une phase courte de développement (inférieure à 30 jours). Chaque sprint commence par une phase de planification entre le Product owner, qui est le correspondant métier, et l'équipe. Les tâches sont définies et le sprint débute. Le Scrum master pilote l'équipe pendant le sprint et veille à résoudre les éventuelles difficultés rencontrées.</text:span></text:p>
        </text:list-item>
      </text:list>
      <text:p text:style-name="Standard"><text:span text:style-name="T1"/></text:p>
      <text:list xml:id="list6426596053924422300" text:style-name="L5">
        <text:list-item>
          <text:p text:style-name="P4"><text:span text:style-name="T1">Le TDD est une méthode de développement impliquant des « tests unitaires », écrits avant le code pour chaque fonction unitaire de l'application. Les tests sont lancés régulièrement de manière automatique grâce à des outils tels que JUnit pour Java ou PHPunit pour PHP.</text:span></text:p>
          <text:p text:style-name="P4"><text:span text:style-name="T1">Malgré un surcoût en développement, le TDD permet d'obtenir des résultats d'une meilleure qualité globale. Le surcoût est au final compensé.</text:span></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 svg:font-family="Lato, sans-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8-24T10:21:12.23</meta:creation-date>
    <meta:document-statistic meta:table-count="0" meta:image-count="0" meta:object-count="0" meta:page-count="1" meta:paragraph-count="6" meta:word-count="297" meta:character-count="1896"/>
    <dc:date>2020-08-24T11:15:09.96</dc:date>
    <meta:editing-duration>PT8M27S</meta:editing-duration>
    <meta:editing-cycles>1</meta:editing-cycles>
    <meta:generator>OpenOffice/4.1.7$Win32 OpenOffice.org_project/417m1$Build-9800</meta:generator>
  </office:meta>
</office:document-meta>
</file>